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PLENDOR OF THE SAVIOR (17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PLENDOR OF THE SAVIOR (17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firmation on top of the mountain (17:1-8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firmation on top of the mountain (17:1-8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at they see (17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y see (17:1-3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appearance of God's Messiah (17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arrival of God's messengers (17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confirmation on top of the mountain (17:1-8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What they see (17:1-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at they say (17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What they say (17:4):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they hear (17: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hat they do (17:6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confirmation on top of the mountain (17:1-8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What they see (17:1-3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What they say (17: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PLENDOR OF THE SAVIOR (17:1-13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confirmation on top of the mountain (17:1-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onversation coming down the mountain (17:9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versation coming down the mountain (17:9-13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command (17: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confusion (17:1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clarification (17:11-1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<text:s text:c="1"/>The clarification (17:11-13)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His answer (17:11-12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His answer (17:11-12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Elijah will indeed come (17:11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Elijah has already come (17:12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clarification (17:11-13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answer (17:11-12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ir assumption (17:13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conversation coming down the mountain (17:9-13)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command (17:9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confusion (17:1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clarification (17:11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SPLENDOR OF THE SAVIOR (17:1-13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confirmation on top of the mountain (17:1-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onversation coming down the mountain (17:9-13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MATTHEW 17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PLENDOR OF THE SAVIOR (17:1-1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OVEREIGNTY OF THE SAVIOR (17:14-21, 24-2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-title-Title-Slide" presentation:presentation-page-layout-name="Master1-PPL1" draw:id="Slide-271">
        <draw:frame draw:id="id113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THE SOVEREIGNTY OF THE SAVIOR (17:14-21, 24-27):<text:s text:c="1"/></text:span><text:span text:style-name="a643" text:class-names=""/></text:p>
          </draw:text-box>
          <svg:title/>
          <svg:desc/>
        </draw:frame>
        <draw:frame draw:id="id114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boy with a demon (17:14-21)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boy with a demon (17:14-21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desperation of the father (17:14-16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exorcism by the Lord (17:17-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frustration of the disciples (17:19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frustration of the disciples (17:19-21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say, "Why couldn't we cast out that demon?" (17:19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e says, "You didn't have enough faith" (17:21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boy with a demon (17:14-21)<text:s text:c="1"/></text:span><text:span text:style-name="a686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desperation of the father (17:14-1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exorcism by the Lord (17:17-18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frustration of the disciples (17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SOVEREIGNTY OF THE SAVIOR (17:14-21, 24-27):<text:s text:c="1"/></text:span><text:span text:style-name="a704" text:class-names=""/></text:p>
          </draw:text-box>
          <svg:title/>
          <svg:desc/>
        </draw:frame>
        <draw:frame draw:id="id122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boy with a demon (17:14-2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fish with a coin (17:24-27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fish with a coin (17:24-27)<text:s text:c="1"/></text:span><text:span text:style-name="a719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who (17:24b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what (17:24c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2" draw:style-name="a732" draw:master-page-name="Master1-Layout12-tx-Title-and-Text" presentation:presentation-page-layout-name="Master1-PPL12" draw:id="Slide-277">
        <draw:frame draw:id="id125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what (17:24c):<text:s text:c="1"/></text:span><text:span text:style-name="a734" text:class-names=""/></text:p>
          </draw:text-box>
          <svg:title/>
          <svg:desc/>
        </draw:frame>
        <draw:frame draw:id="id126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where (17:24a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why (17:25-26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3" draw:style-name="a747" draw:master-page-name="Master1-Layout12-tx-Title-and-Text" presentation:presentation-page-layout-name="Master1-PPL12" draw:id="Slide-278">
        <draw:frame draw:id="id127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The why (17:25-26):<text:s text:c="1"/></text:span><text:span text:style-name="a749" text:class-names=""/></text:p>
          </draw:text-box>
          <svg:title/>
          <svg:desc/>
        </draw:frame>
        <draw:frame draw:id="id128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Why he should not have to pay this tax (17:2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Why he should pay the tax anyway (17:26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4" draw:style-name="a762" draw:master-page-name="Master1-Layout12-tx-Title-and-Text" presentation:presentation-page-layout-name="Master1-PPL12" draw:id="Slide-279">
        <draw:frame draw:id="id129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what (17:24c):<text:s text:c="1"/></text:span><text:span text:style-name="a764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where (17:24a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why (17:25-2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how (17:27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The fish with a coin (17:24-27)<text:s text:c="1"/></text:span><text:span text:style-name="a782" text:class-names=""/></text:p>
          </draw:text-box>
          <svg:title/>
          <svg:desc/>
        </draw:frame>
        <draw:frame draw:id="id132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The who (17:24b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The what (17:24c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6" draw:style-name="a795" draw:master-page-name="Master1-Layout12-tx-Title-and-Text" presentation:presentation-page-layout-name="Master1-PPL12" draw:id="Slide-281">
        <draw:frame draw:id="id133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THE SOVEREIGNTY OF THE SAVIOR (17:14-21, 24-27):<text:s text:c="1"/></text:span><text:span text:style-name="a797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The boy with a demon (17:14-2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fish with a coin (17:24-27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MATTHEW 17</text:span><text:span text:style-name="a812" text:class-names=""/></text:p>
          </draw:text-box>
          <svg:title/>
          <svg:desc/>
        </draw:frame>
        <draw:frame draw:id="id136" presentation:style-name="a827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HE SPLENDOR OF THE SAVIOR (17:1-13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SOVEREIGNTY OF THE SAVIOR (17:14-21, 24-27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SUFFERING OF THE SAVIOR (17:22-23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8" draw:style-name="a828" draw:master-page-name="Master1-Layout12-tx-Title-and-Text" presentation:presentation-page-layout-name="Master1-PPL12" draw:id="Slide-283">
        <draw:frame draw:id="id137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THE SUFFERING OF THE SAVIOR (17:22-23)<text:s text:c="1"/></text:span><text:span text:style-name="a830" text:class-names=""/></text:p>
          </draw:text-box>
          <svg:title/>
          <svg:desc/>
        </draw:frame>
        <draw:frame draw:id="id138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His revelation (17:22-23a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ir reaction (17:23b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9" draw:style-name="a843" draw:master-page-name="Master1-Layout12-tx-Title-and-Text" presentation:presentation-page-layout-name="Master1-PPL12" draw:id="Slide-284">
        <draw:frame draw:id="id139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MATTHEW 17</text:span><text:span text:style-name="a845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THE SPLENDOR OF THE SAVIOR (17:1-13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THE SOVEREIGNTY OF THE SAVIOR (17:14-21, 24-27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THE SUFFERING OF THE SAVIOR (17:22-23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7</dc:title>
    <meta:initial-creator>David STRICKLAND</meta:initial-creator>
    <dc:creator>David STRICKLAND</dc:creator>
    <meta:creation-date>2020-02-23T23:16:49Z</meta:creation-date>
    <dc:date>2020-02-23T23:16:50Z</dc:date>
    <meta:template xlink:href="BibleStudy" xlink:type="simple"/>
    <meta:editing-cycles>1</meta:editing-cycles>
    <meta:editing-duration>PT0S</meta:editing-duration>
    <meta:document-statistic meta:paragraph-count="89" meta:word-count="705"/>
  </office:meta>
</office:document-meta>
</file>